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dc="http://purl.org/dc/elements/1.1/" xmlns:calcext="urn:org:documentfoundation:names:experimental:calc:xmlns:calcext:1.0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automatic-styles>
    <style:style style:data-style-name="N0" style:family="table-cell" style:name="ce2" style:parent-style-name="Default">
      <style:table-cell-properties fo:wrap-option="wrap" style:vertical-align="automatic"/>
    </style:style>
    <style:style style:data-style-name="N0" style:family="table-cell" style:name="ce2" style:parent-style-name="Default">
      <style:table-cell-properties fo:wrap-option="wrap" style:vertical-align="automatic"/>
    </style:style>
    <style:style style:family="table-column" style:name="co1">
      <style:table-column-properties fo:break-before="auto"/>
    </style:style>
    <style:style style:family="table-row" style:name="ro1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</office:automatic-styles>
  <office:body>
    <office:spreadsheet>
      <table:table table:style-name="ta1" table:name="Sheet1">
        <table:table-column table:default-cell-style-name="ce1" table:style-name="co1" table:number-columns-repeated="8"/>
        <table:table-row table:style-name="ro1">
          <table:table-cell table:style-name="ce1" office:value-type="string" calcext:value-type="string">
            <text:p>block_id</text:p>
          </table:table-cell>
          <table:table-cell table:style-name="ce1" office:value-type="string" calcext:value-type="string">
            <text:p>content</text:p>
          </table:table-cell>
          <table:table-cell table:style-name="ce1" office:value-type="string" calcext:value-type="string">
            <text:p>creation_time</text:p>
          </table:table-cell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is_activ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update_time</text:p>
          </table:table-cell>
          <table:table-cell table:style-name="ce1" office:value-type="string" calcext:value-type="string">
            <text:p>store_view_code</text:p>
          </table:table-cell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&lt;p&gt;Content of the &lt;strong&gt;custom static block #1&lt;/strong&gt;.&lt;/p&gt;</text:p>
            <text:p>&lt;p&gt;&amp;nbsp;&lt;/p&gt;</text:p>
          </table:table-cell>
          <table:table-cell table:style-name="ce2" office:value-type="string" calcext:value-type="string">
            <text:p>2019-02-10 07:29:55</text:p>
          </table:table-cell>
          <table:table-cell table:style-name="ce2" office:value-type="string" calcext:value-type="string">
            <text:p>custom-block-1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Custom static block #1</text:p>
          </table:table-cell>
          <table:table-cell table:style-name="ce2" office:value-type="string" calcext:value-type="string">
            <text:p>2019-02-10 07:42:11</text:p>
          </table:table-cell>
          <table:table-cell table:style-name="ce2" office:value-type="string" calcext:value-type="string">
            <text:p>All</text:p>
          </table:table-cell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&lt;p&gt;Content of the &lt;strong&gt;custom static block #2&lt;/strong&gt;.&lt;/p&gt;</text:p>
            <text:p>&lt;p&gt;&amp;nbsp;&lt;/p&gt;</text:p>
          </table:table-cell>
          <table:table-cell table:style-name="ce2" office:value-type="string" calcext:value-type="string">
            <text:p>2019-02-10 07:29:55</text:p>
          </table:table-cell>
          <table:table-cell table:style-name="ce2" office:value-type="string" calcext:value-type="string">
            <text:p>custom-block-2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Custom static block #2</text:p>
          </table:table-cell>
          <table:table-cell table:style-name="ce2" office:value-type="string" calcext:value-type="string">
            <text:p>2019-02-10 07:42:11</text:p>
          </table:table-cell>
          <table:table-cell table:style-name="ce2" office:value-type="string" calcext:value-type="string">
            <text:p>All,default</text:p>
          </table:table-cell>
        </table:table-row>
        <table:table-row table:style-name="ro1"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&lt;p&gt;Content of the &lt;strong&gt;custom static block #3&lt;/strong&gt;.&lt;/p&gt;</text:p>
            <text:p>&lt;p&gt;&amp;nbsp;&lt;/p&gt;</text:p>
          </table:table-cell>
          <table:table-cell table:style-name="ce2" office:value-type="string" calcext:value-type="string">
            <text:p>2019-02-10 07:29:55</text:p>
          </table:table-cell>
          <table:table-cell table:style-name="ce2" office:value-type="string" calcext:value-type="string">
            <text:p>custom-block-3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Custom static block #3</text:p>
          </table:table-cell>
          <table:table-cell table:style-name="ce2" office:value-type="string" calcext:value-type="string">
            <text:p>2019-02-10 07:42:11</text:p>
          </table:table-cell>
          <table:table-cell table:style-name="ce2" office:value-type="string" calcext:value-type="string">
            <text:p>default</text:p>
          </table:table-cell>
        </table:table-row>
      </table:table>
    </office:spreadshee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size-asian="11pt" style:font-size-complex="11pt" style:font-name="Arial" style:font-name-asian="Arial" style:font-name-complex="Arial"/>
    </style:style>
  </office:styles>
  <office:automatic-styles>
    <style:page-layout style:name="pm1">
      <style:page-layout-properties style:first-page-number="continue" style:print="objects charts drawings" style:table-centering="none"/>
      <style:header-style/>
      <style:footer-style/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xlink="http://www.w3.org/1999/xlink" office:version="1.2">
  <office:meta>
    <dc:creator>Spout</dc:creator>
    <meta:creation-date>2019-02-10T08:08:47+00:00</meta:creation-date>
    <dc:date>2019-02-10T08:08:47+00:00</dc:date>
  </office:meta>
</office:document-meta>
</file>